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6.696cm" style:rel-column-width="23094*"/>
    </style:style>
    <style:style style:name="Tabla6.B" style:family="table-column">
      <style:table-column-properties style:column-width="5.971cm" style:rel-column-width="20593*"/>
    </style:style>
    <style:style style:name="Tabla6.C" style:family="table-column">
      <style:table-column-properties style:column-width="6.334cm" style:rel-column-width="218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6.334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7.897cm" style:rel-column-width="27237*"/>
    </style:style>
    <style:style style:name="Tabla8.B" style:family="table-column">
      <style:table-column-properties style:column-width="6.899cm" style:rel-column-width="23793*"/>
    </style:style>
    <style:style style:name="Tabla8.C" style:family="table-column">
      <style:table-column-properties style:column-width="4.205cm" style:rel-column-width="1450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2ce7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2ce7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8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Courier New" fo:font-size="10pt" fo:language="es" fo:country="ES" fo:font-weight="bold" officeooo:rsid="01921698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90a2a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text-properties officeooo:paragraph-rsid="01a2ce7c"/>
    </style:style>
    <style:style style:name="P12" style:family="paragraph" style:parent-style-name="Standard" style:list-style-name="L1">
      <style:text-properties officeooo:paragraph-rsid="01a2ce7c"/>
    </style:style>
    <style:style style:name="P13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2ce7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b75fd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ac63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c952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f960b" officeooo:paragraph-rsid="01af960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f960b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5410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61fd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1aa7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499a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3c319" officeooo:paragraph-rsid="01b61fd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5410c" officeooo:paragraph-rsid="01a5410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5410c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5410c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8608a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8608a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8608a" officeooo:paragraph-rsid="01b61fd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8608a" officeooo:paragraph-rsid="01aac63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8608a" officeooo:paragraph-rsid="01aac63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75fd4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75fd4" officeooo:paragraph-rsid="01b0282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86546" officeooo:paragraph-rsid="01b0282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86546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86546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86546" officeooo:paragraph-rsid="01a2ce7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86546" officeooo:paragraph-rsid="01b8654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a3b16" officeooo:paragraph-rsid="01ba3b1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a3b16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35286" officeooo:paragraph-rsid="01be6b8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bbdbf" officeooo:paragraph-rsid="01ba3b1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.3cm" style:contextual-spacing="false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61fd1" officeooo:paragraph-rsid="01b61fd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b61fd1" officeooo:paragraph-rsid="01b61fd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a2ce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color="#ff9900" loext:opacity="100%" style:font-name="Berlin Sans FB Demi" fo:language="zxx" fo:country="none" fo:font-style="italic" fo:text-shadow="1pt 1pt" fo:font-weight="bold" officeooo:rsid="01bf896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19112bc" style:font-size-asian="10pt" style:font-size-complex="10pt"/>
    </style:style>
    <style:style style:name="T18" style:family="text">
      <style:text-properties fo:font-size="10pt" officeooo:rsid="01a712fe" style:font-size-asian="10pt" style:font-size-complex="10pt"/>
    </style:style>
    <style:style style:name="T19" style:family="text">
      <style:text-properties fo:font-size="10pt" fo:font-style="italic" officeooo:rsid="01a712fe" style:font-size-asian="10pt" style:font-style-asian="italic" style:font-size-complex="10pt" style:font-style-complex="italic"/>
    </style:style>
    <style:style style:name="T20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1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officeooo:rsid="018fd709"/>
    </style:style>
    <style:style style:name="T23" style:family="text">
      <style:text-properties officeooo:rsid="01950d32"/>
    </style:style>
    <style:style style:name="T24" style:family="text">
      <style:text-properties officeooo:rsid="0191a9c1"/>
    </style:style>
    <style:style style:name="T25" style:family="text">
      <style:text-properties officeooo:rsid="01921698"/>
    </style:style>
    <style:style style:name="T26" style:family="text">
      <style:text-properties officeooo:rsid="0193c319"/>
    </style:style>
    <style:style style:name="T27" style:family="text">
      <style:text-properties officeooo:rsid="019a52ce"/>
    </style:style>
    <style:style style:name="T28" style:family="text">
      <style:text-properties officeooo:rsid="019bbdbf"/>
    </style:style>
    <style:style style:name="T29" style:family="text">
      <style:text-properties officeooo:rsid="01a2ce7c"/>
    </style:style>
    <style:style style:name="T30" style:family="text">
      <style:text-properties fo:color="#ff00cc" loext:opacity="100%" officeooo:rsid="01a2ce7c"/>
    </style:style>
    <style:style style:name="T31" style:family="text">
      <style:text-properties officeooo:rsid="01a2e177"/>
    </style:style>
    <style:style style:name="T32" style:family="text">
      <style:text-properties officeooo:rsid="01a45651"/>
    </style:style>
    <style:style style:name="T33" style:family="text">
      <style:text-properties officeooo:rsid="01a5410c"/>
    </style:style>
    <style:style style:name="T34" style:family="text">
      <style:text-properties officeooo:rsid="01aac633"/>
    </style:style>
    <style:style style:name="T35" style:family="text">
      <style:text-properties officeooo:rsid="01ac952e"/>
    </style:style>
    <style:style style:name="T36" style:family="text">
      <style:text-properties officeooo:rsid="01af960b"/>
    </style:style>
    <style:style style:name="T37" style:family="text">
      <style:text-properties officeooo:rsid="01b1aa74"/>
    </style:style>
    <style:style style:name="T38" style:family="text">
      <style:text-properties officeooo:rsid="01b499a9"/>
    </style:style>
    <style:style style:name="T39" style:family="text">
      <style:text-properties officeooo:rsid="01b61fd1"/>
    </style:style>
    <style:style style:name="T40" style:family="text">
      <style:text-properties officeooo:rsid="01b75fd4"/>
    </style:style>
    <style:style style:name="T41" style:family="text">
      <style:text-properties officeooo:rsid="01be6b85"/>
    </style:style>
    <style:style style:name="T42" style:family="text">
      <style:text-properties officeooo:rsid="0198608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<text:span text:style-name="T16">DE </text:span><text:span text:style-name="T17">EXPRESIONES</text:span><text:span text:style-name="T18"> 3</text:span><text:span text:style-name="T19"> (COMPARACIONES DE IGUALDAD)</text:span></text:p>
      <text:p text:style-name="P5"/>
      <text:p text:style-name="P10">Igualdad estricta<text:span text:style-name="T29"> <text:s/></text:span><text:span text:style-name="T30">===</text:span><text:span text:style-name="T29"> </text:span></text:p>
      <text:p text:style-name="P6"><text:span text:style-name="T29">1</text:span>. <text:span text:style-name="T22">Dada</text:span><text:span text:style-name="T23">s</text:span><text:span text:style-name="T22"> la</text:span><text:span text:style-name="T23">s</text:span><text:span text:style-name="T22"> siguiente expresión</text:span><text:span text:style-name="T23">es</text:span><text:span text:style-name="T22"> en JavaScript</text:span><text:span text:style-name="T23">, para cada una a</text:span><text:span text:style-name="T24">plicando las reglas de</text:span><text:span text:style-name="T23"> </text:span><text:span text:style-name="T24">orden de agrupación</text:span><text:span text:style-name="T23"> (</text:span><text:span text:style-name="T24">precedencia y asociatividad</text:span><text:span text:style-name="T23">) y </text:span><text:span text:style-name="T24">orden de evaluación</text:span><text:span text:style-name="T23">:</text:span></text:p>
      <text:list xml:id="list835281381" text:style-name="L1">
        <text:list-item>
          <text:p text:style-name="P12"><text:span text:style-name="T21">pon paréntesis de forma que, sin modificar su funcionalidad, haga claro en qué orden se evalúa.</text:span><text:span text:style-name="T20"> </text:span></text:p>
        </text:list-item>
        <text:list-item>
          <text:p text:style-name="P13">indica el valor resultante de la expresión y de las variables, si las hay</text:p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2491619774784">
          <table:table-cell table:style-name="Tabla6.A1" office:value-type="string">
            <text:list xml:id="list3069930504" text:style-name="L2">
              <text:list-item text:start-value="1">
                <text:p text:style-name="P14"><text:span text:style-name="T36">true === true</text:span><text:line-break/></text:p>
              </text:list-item>
              <text:list-item>
                <text:p text:style-name="P14"><text:span text:style-name="T36">true === Boolean(true)</text:span><text:line-break/></text:p>
              </text:list-item>
              <text:list-item>
                <text:p text:style-name="P14"><text:span text:style-name="T36">true === new Boolean(true)</text:span><text:line-break/></text:p>
              </text:list-item>
              <text:list-item>
                <text:p text:style-name="P19">Boolean(true) === <text:line-break/> <text:s/>new Boolean(true)<text:line-break/></text:p>
              </text:list-item>
              <text:list-item>
                <text:p text:style-name="P21"><text:span text:style-name="T36">0n === -0n</text:span><text:line-break/></text:p>
              </text:list-item>
              <text:list-item>
                <text:p text:style-name="P20">0 === 0n</text:p>
              </text:list-item>
            </text:list>
          </table:table-cell>
          <table:table-cell table:style-name="Tabla6.A1" office:value-type="string">
            <text:list xml:id="list124731120619977" text:continue-numbering="true" text:style-name="L2">
              <text:list-item>
                <text:p text:style-name="P23"><text:span text:style-name="T36">'0' === 0</text:span>;<text:line-break/></text:p>
              </text:list-item>
              <text:list-item>
                <text:p text:style-name="P29">undefined === true<text:line-break/></text:p>
              </text:list-item>
              <text:list-item>
                <text:p text:style-name="P24"><text:span text:style-name="T28">NaN </text:span><text:span text:style-name="T31">=</text:span><text:span text:style-name="T28">=</text:span><text:span text:style-name="T29">=</text:span><text:span text:style-name="T28"> NaN</text:span>;<text:line-break/></text:p>
              </text:list-item>
              <text:list-item>
                <text:p text:style-name="P32"><text:span text:style-name="T28">NaN !=</text:span><text:span text:style-name="T33">=</text:span><text:span text:style-name="T28"> NaN</text:span><text:line-break/></text:p>
              </text:list-item>
              <text:list-item>
                <text:p text:style-name="P32"><text:span text:style-name="T28">-0 === 0</text:span><text:line-break/></text:p>
              </text:list-item>
              <text:list-item>
                <text:p text:style-name="P30">undefined === undefined<text:line-break/></text:p>
              </text:list-item>
              <text:list-item>
                <text:p text:style-name="P32"><text:span text:style-name="T26">-Infinity ==</text:span><text:span text:style-name="T37">=</text:span><text:span text:style-name="T26"> -3/0</text:span></text:p>
              </text:list-item>
            </text:list>
          </table:table-cell>
          <table:table-cell table:style-name="Tabla6.C1" office:value-type="string">
            <text:list xml:id="list124731134342916" text:continue-numbering="true" text:style-name="L2">
              <text:list-item>
                <text:p text:style-name="P32">let a = {};<text:line-break/>let b = <text:span text:style-name="T41">{}</text:span>;<text:line-break/>if (a ==<text:span text:style-name="T41">=</text:span> b) <text:span text:style-name="T41"><text:s/></text:span></text:p>
                <text:p text:style-name="P32"><text:span text:style-name="T41"><text:s text:c="3"/></text:span>console.log("hola");<text:line-break/></text:p>
              </text:list-item>
              <text:list-item>
                <text:p text:style-name="P32">let a = {};<text:line-break/>let b = <text:span text:style-name="T41">a</text:span>;<text:line-break/>if (a ==<text:span text:style-name="T41">=</text:span> b) <text:span text:style-name="T41"><text:s/><text:line-break/> <text:s text:c="2"/></text:span>console.log("hola");</text:p>
              </text:list-item>
            </text:list>
          </table:table-cell>
        </table:table-row>
      </table:table>
      <text:p text:style-name="P5"/>
      <text:p text:style-name="P5"/>
      <text:p text:style-name="P10">Igualdad <text:span text:style-name="T29">no </text:span>estricta<text:span text:style-name="T29"> <text:s/></text:span><text:span text:style-name="T30">==</text:span></text:p>
      <text:p text:style-name="P6"><text:span text:style-name="T32">2</text:span>. <text:span text:style-name="T22">Dada</text:span><text:span text:style-name="T23">s</text:span><text:span text:style-name="T22"> la</text:span><text:span text:style-name="T23">s</text:span><text:span text:style-name="T22"> siguiente expresión</text:span><text:span text:style-name="T23">es</text:span><text:span text:style-name="T22"> en JavaScript</text:span><text:span text:style-name="T23">, para cada una a</text:span><text:span text:style-name="T24">plicando las reglas de</text:span><text:span text:style-name="T23"> </text:span><text:span text:style-name="T24">orden de agrupación</text:span><text:span text:style-name="T23"> (</text:span><text:span text:style-name="T24">precedencia y asociatividad</text:span><text:span text:style-name="T23">) y </text:span><text:span text:style-name="T24">orden de evaluación</text:span><text:span text:style-name="T23">:</text:span></text:p>
      <text:list xml:id="list124731405387079" text:continue-list="list835281381" text:style-name="L1">
        <text:list-item>
          <text:p text:style-name="P12"><text:span text:style-name="T21">pon paréntesis de forma que, sin modificar su funcionalidad, haga claro en qué orden se evalúa.</text:span><text:span text:style-name="T20"> </text:span></text:p>
        </text:list-item>
        <text:list-item>
          <text:p text:style-name="P13">indica el valor resultante de la expresión y de las variables, si las hay</text:p>
        </text:list-item>
      </text:list>
      <text:p text:style-name="P9"/>
      <table:table table:name="Tabla7" table:style-name="Tabla7">
        <table:table-column table:style-name="Tabla7.A" table:number-columns-repeated="3"/>
        <table:table-row table:style-name="TableLine2491619767168">
          <table:table-cell table:style-name="Tabla7.A1" office:value-type="string">
            <text:list xml:id="list124732110702438" text:continue-list="list124731134342916" text:style-name="L2">
              <text:list-item text:start-value="1">
                <text:p text:style-name="P37">true == Boolean(true)</text:p>
              </text:list-item>
              <text:list-item>
                <text:p text:style-name="P37">false == Boolean(false)</text:p>
              </text:list-item>
              <text:list-item>
                <text:p text:style-name="P16"><text:span text:style-name="T36">true == </text:span><text:span text:style-name="T40">new </text:span><text:span text:style-name="T36">Boolean(true)</text:span></text:p>
              </text:list-item>
              <text:list-item>
                <text:p text:style-name="P38">new Boolean(true) ==<text:line-break/> new Boolean(true) </text:p>
              </text:list-item>
              <text:list-item>
                <text:p text:style-name="P38">"" == false</text:p>
              </text:list-item>
              <text:list-item>
                <text:p text:style-name="P38">"hola" == true</text:p>
              </text:list-item>
              <text:list-item>
                <text:p text:style-name="P39">-0.0 == false</text:p>
              </text:list-item>
              <text:list-item>
                <text:p text:style-name="P41">34 * 0/-1 == false</text:p>
              </text:list-item>
              <text:list-item>
                <text:p text:style-name="P41">undefined == undefined</text:p>
              </text:list-item>
              <text:list-item>
                <text:p text:style-name="P41">null == null</text:p>
              </text:list-item>
              <text:list-item>
                <text:p text:style-name="P40">+0 == -0</text:p>
              </text:list-item>
            </text:list>
          </table:table-cell>
          <table:table-cell table:style-name="Tabla7.A1" office:value-type="string">
            <text:list xml:id="list124732770519739" text:continue-numbering="true" text:style-name="L2">
              <text:list-item>
                <text:p text:style-name="P42">'23' == 23</text:p>
              </text:list-item>
              <text:list-item>
                <text:p text:style-name="P43">-'0'/10 == -0</text:p>
              </text:list-item>
              <text:list-item>
                <text:p text:style-name="P43">[ 1, 2] == '1,2'</text:p>
              </text:list-item>
              <text:list-item>
                <text:p text:style-name="P44">null == undefined</text:p>
              </text:list-item>
              <text:list-item>
                <text:p text:style-name="P41">[ 1, 2] == '1, 2'</text:p>
              </text:list-item>
              <text:list-item>
                <text:p text:style-name="P46">!(Nan == NaN)</text:p>
              </text:list-item>
              <text:list-item>
                <text:p text:style-name="P22">-Infinity == -3/0</text:p>
              </text:list-item>
              <text:list-item>
                <text:p text:style-name="P31">undefined == false</text:p>
              </text:list-item>
              <text:list-item>
                <text:p text:style-name="P31">undefined == true</text:p>
              </text:list-item>
              <text:list-item>
                <text:p text:style-name="P33"><text:span text:style-name="T28">NaN =</text:span><text:span text:style-name="T29">=</text:span><text:span text:style-name="T28"> NaN</text:span></text:p>
              </text:list-item>
            </text:list>
          </table:table-cell>
          <table:table-cell table:style-name="Tabla7.C1" office:value-type="string">
            <text:list xml:id="list124732807313183" text:continue-numbering="true" text:style-name="L2">
              <text:list-item>
                <text:p text:style-name="P47">NaN != NaN</text:p>
              </text:list-item>
              <text:list-item>
                <text:p text:style-name="P45">new String('ola') == 'ola'<text:line-break/></text:p>
              </text:list-item>
              <text:list-item>
                <text:p text:style-name="P45"><text:span text:style-name="T42">let a = {};<text:line-break/>let b = </text:span><text:span text:style-name="T41">{}</text:span><text:span text:style-name="T42">;<text:line-break/>if (a == b) </text:span><text:span text:style-name="T41"><text:s/></text:span></text:p>
                <text:p text:style-name="P32"><text:span text:style-name="T41"><text:s text:c="3"/></text:span>console.log("hola");<text:line-break/></text:p>
              </text:list-item>
              <text:list-item>
                <text:p text:style-name="P33">let a = {};<text:line-break/>let b = <text:span text:style-name="T41">a</text:span>;<text:line-break/>if (a == b) <text:span text:style-name="T41"><text:s/><text:line-break/> <text:s text:c="2"/></text:span>console.log("hola");</text:p>
              </text:list-item>
            </text:list>
          </table:table-cell>
        </table:table-row>
      </table:table>
      <text:p text:style-name="P8"/>
      <text:p text:style-name="P8"/>
      <text:p text:style-name="P10">Valores fals<text:span text:style-name="T27">y</text:span> y valores truthy</text:p>
      <text:p text:style-name="P6"><text:span text:style-name="T32">3</text:span>. <text:span text:style-name="T22">Dada</text:span><text:span text:style-name="T23">s</text:span><text:span text:style-name="T22"> la</text:span><text:span text:style-name="T23">s</text:span><text:span text:style-name="T22"> siguiente expresión</text:span><text:span text:style-name="T23">es</text:span><text:span text:style-name="T22"> en JavaScript</text:span><text:span text:style-name="T23">, para cada una a</text:span><text:span text:style-name="T24">plicando las reglas de</text:span><text:span text:style-name="T23"> </text:span><text:span text:style-name="T24">orden de agrupación</text:span><text:span text:style-name="T23"> (</text:span><text:span text:style-name="T24">precedencia y asociatividad</text:span><text:span text:style-name="T23">) y </text:span><text:span text:style-name="T24">orden de evaluación</text:span><text:span text:style-name="T23">:</text:span></text:p>
      <text:list xml:id="list124732300548682" text:continue-list="list124731405387079" text:style-name="L1">
        <text:list-item>
          <text:p text:style-name="P12"><text:span text:style-name="T21">pon paréntesis de forma que, sin modificar su funcionalidad, haga claro en qué orden se evalúa.</text:span><text:span text:style-name="T20"> </text:span></text:p>
        </text:list-item>
        <text:list-item>
          <text:p text:style-name="P13">indica el valor resultante de la expresión y de las variables, si las hay</text:p>
        </text:list-item>
      </text:list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2491619779680">
          <table:table-cell table:style-name="Tabla8.A1" office:value-type="string">
            <text:list xml:id="list124731152880396" text:continue-list="list124732807313183" text:style-name="L2">
              <text:list-item text:start-value="1">
                <text:p text:style-name="P15"><text:span text:style-name="T34">let a = 1</text:span>;<text:line-break/><text:span text:style-name="T34">if (false) a++;</text:span></text:p>
              </text:list-item>
              <text:list-item>
                <text:p text:style-name="P17"><text:span text:style-name="T34">let a = 1</text:span>;<text:line-break/><text:span text:style-name="T34">if (false) a++;</text:span>;</text:p>
              </text:list-item>
              <text:list-item>
                <text:p text:style-name="P15">let a<text:span text:style-name="T35"> </text:span>= 0;<text:line-break/>let resultado = <text:line-break/><text:span text:style-name="T35"> </text:span>eval('if( a++) a--; else --a;');</text:p>
              </text:list-item>
              <text:list-item>
                <text:p text:style-name="P18"><text:soft-page-break/>let a<text:span text:style-name="T35"> </text:span>= 0;<text:line-break/>let resultado = <text:line-break/><text:span text:style-name="T35"> </text:span>eval('if( a++) a--; else a<text:span text:style-name="T35">--</text:span>;');</text:p>
              </text:list-item>
              <text:list-item>
                <text:p text:style-name="P28"><text:span text:style-name="T39">let a = 1;<text:line-break/></text:span>eval('if (!document.all) a++;')<text:span text:style-name="T39">;</text:span><text:line-break/><text:span text:style-name="T39">let a = <text:line-break/> <text:s/></text:span>eval('if (!document.all) a++;')<text:span text:style-name="T39">;</text:span></text:p>
              </text:list-item>
            </text:list>
          </table:table-cell>
          <table:table-cell table:style-name="Tabla8.A1" office:value-type="string">
            <text:list xml:id="list124731941304036" text:continue-numbering="true" text:style-name="L2">
              <text:list-item>
                <text:p text:style-name="P25"><text:span text:style-name="T37">let a = 1;<text:line-break/>if (!'') a++</text:span>;</text:p>
              </text:list-item>
              <text:list-item>
                <text:p text:style-name="P26"><text:span text:style-name="T37">let a = 1;<text:line-break/>if (!``) --a</text:span>;</text:p>
              </text:list-item>
              <text:list-item>
                <text:p text:style-name="P26"><text:span text:style-name="T37">let a = 1;<text:line-break/>if (0/0) a++</text:span>;</text:p>
              </text:list-item>
              <text:list-item>
                <text:p text:style-name="P27"><text:soft-page-break/><text:span text:style-name="T37">let a = 1;<text:line-break/>if (</text:span><text:span text:style-name="T38">!</text:span><text:span text:style-name="T39">undefined</text:span><text:span text:style-name="T37">) a++</text:span>;</text:p>
              </text:list-item>
              <text:list-item>
                <text:p text:style-name="P48">let a = 1;<text:line-break/>if (undefined == false) a++;</text:p>
              </text:list-item>
              <text:list-item>
                <text:p text:style-name="P49">let a = 1;<text:line-break/>if (null) a++; else a--;</text:p>
              </text:list-item>
            </text:list>
          </table:table-cell>
          <table:table-cell table:style-name="Tabla8.C1" office:value-type="string">
            <text:list xml:id="list124732325315803" text:continue-numbering="true" text:style-name="L2">
              <text:list-item>
                <text:p text:style-name="P25"><text:span text:style-name="T39">let a = 1;<text:line-break/>if ('foo')<text:line-break/> a-- ? 1 : 0</text:span>;</text:p>
              </text:list-item>
              <text:list-item>
                <text:p text:style-name="P34"><text:span text:style-name="T39">let a = 0;<text:line-break/>if ([] || a--)<text:line-break/> <text:s/>++a</text:span>;</text:p>
              </text:list-item>
              <text:list-item>
                <text:p text:style-name="P34"><text:span text:style-name="T39">let a = 0;<text:line-break/></text:span><text:soft-page-break/><text:span text:style-name="T40">let b = 1;</text:span><text:span text:style-name="T39"><text:line-break/>if ('.' &amp;&amp; a--)<text:line-break/> <text:s/>--</text:span><text:span text:style-name="T40">b</text:span>;</text:p>
              </text:list-item>
              <text:list-item>
                <text:p text:style-name="P35"><text:span text:style-name="T34">let a = 1</text:span><text:span text:style-name="T25">;<text:line-break/></text:span><text:span text:style-name="T34">if (--a) a++;</text:span></text:p>
              </text:list-item>
              <text:list-item>
                <text:p text:style-name="P36"><text:span text:style-name="T34">let a = 0</text:span><text:span text:style-name="T25">;<text:line-break/></text:span><text:span text:style-name="T34">if (a++) a++;</text:span>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bf896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3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8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0H27M10S</meta:editing-duration>
    <meta:editing-cycles>365</meta:editing-cycles>
    <meta:generator>LibreOffice/7.2.2.2$Windows_X86_64 LibreOffice_project/02b2acce88a210515b4a5bb2e46cbfb63fe97d56</meta:generator>
    <dc:date>2023-01-17T12:47:30.729000000</dc:date>
    <meta:print-date>2020-01-09T12:56:09.293000000</meta:print-date>
    <meta:document-statistic meta:table-count="4" meta:image-count="2" meta:object-count="0" meta:page-count="2" meta:paragraph-count="76" meta:word-count="583" meta:character-count="2798" meta:non-whitespace-character-count="2298"/>
    <meta:user-defined meta:name="Info 1"/>
    <meta:user-defined meta:name="Info 2"/>
    <meta:user-defined meta:name="Info 3"/>
    <meta:user-defined meta:name="Info 4"/>
  </office:meta>
</office:document-meta>
</file>